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master-page-name="Standard">
      <style:paragraph-properties fo:margin-top="0in" fo:margin-bottom="0.0972in" loext:contextual-spacing="false" fo:line-height="120%" fo:text-align="center" style:justify-single-word="false" fo:orphans="0" fo:widows="0" style:page-number="auto"/>
    </style:style>
    <style:style style:name="P2" style:family="paragraph" style:parent-style-name="Standard">
      <style:paragraph-properties fo:margin-top="0in" fo:margin-bottom="0.0972in" loext:contextual-spacing="false" fo:line-height="120%" fo:text-align="center" style:justify-single-word="false" fo:orphans="0" fo:widows="0"/>
      <style:text-properties style:font-name="Times New Roman" fo:font-weight="bold" style:font-weight-asian="bold" style:font-name-complex="Times New Roman1" style:font-weight-complex="bold"/>
    </style:style>
    <style:style style:name="P3" style:family="paragraph" style:parent-style-name="Standard">
      <style:paragraph-properties fo:margin-top="0in" fo:margin-bottom="0.0972in" loext:contextual-spacing="false" fo:line-height="120%" fo:orphans="0" fo:widows="0"/>
    </style:style>
    <style:style style:name="P4" style:family="paragraph" style:parent-style-name="Standard">
      <style:paragraph-properties fo:margin-top="0in" fo:margin-bottom="0.0972in" loext:contextual-spacing="false" fo:line-height="120%" fo:orphans="0" fo:widows="0"/>
    </style:style>
    <style:style style:name="P5" style:family="paragraph" style:parent-style-name="Standard">
      <style:paragraph-properties fo:margin-top="0in" fo:margin-bottom="0.0972in" loext:contextual-spacing="false" fo:line-height="120%" fo:text-align="center" style:justify-single-word="false" fo:orphans="0" fo:widows="0"/>
      <style:text-properties style:font-name="Times New Roman" fo:font-weight="bold" style:font-weight-asian="bold" style:font-name-complex="Times New Roman1" style:font-weight-complex="bold"/>
    </style:style>
    <style:style style:name="P6" style:family="paragraph" style:parent-style-name="Standard">
      <style:paragraph-properties fo:margin-top="0in" fo:margin-bottom="0.0972in" loext:contextual-spacing="false" fo:line-height="120%" fo:orphans="0" fo:widows="0"/>
      <style:text-properties style:font-name="Times New Roman" style:font-name-complex="Times New Roman1"/>
    </style:style>
    <style:style style:name="P7" style:family="paragraph" style:parent-style-name="Standard" style:master-page-name="Standard">
      <style:paragraph-properties fo:margin-top="0in" fo:margin-bottom="0.0972in" loext:contextual-spacing="false" fo:line-height="120%" fo:text-align="center" style:justify-single-word="false" fo:orphans="0" fo:widows="0" style:page-number="auto"/>
    </style:style>
    <style:style style:name="T1" style:family="text">
      <style:text-properties style:font-name="Times New Roman" style:font-name-complex="Times New Roman1"/>
    </style:style>
    <style:style style:name="T2" style:family="text">
      <style:text-properties style:font-name="Times New Roman" style:font-name-complex="Times New Roman1"/>
    </style:style>
    <style:style style:name="T3" style:family="text">
      <style:text-properties style:font-name="Times New Roman" fo:font-weight="bold" style:font-weight-asian="bold" style:font-name-complex="Times New Roman1" style:font-weight-complex="bold"/>
    </style:style>
    <style:style style:name="T4" style:family="text">
      <style:text-properties style:text-position="sub 58%" style:font-name="Times New Roman" style:font-name-complex="Times New Roman1"/>
    </style:style>
  </office:automatic-styles>
  <office:body>
    <office:text text:use-soft-page-breaks="true">
      <text:tracked-changes>
        <text:changed-region xml:id="ct114442928" text:id="ct114442928">
          <text:deletion>
            <office:change-info>
              <dc:creator>Hongmei Li</dc:creator>
              <dc:date>2017-01-10T23:07:00</dc:date>
            </office:change-info>
            <text:p text:style-name="P1"><text:span text:style-name="T1"/></text:p>
            <text:p text:style-name="P2"/>
          </text:deletion>
        </text:changed-region>
        <text:changed-region xml:id="ct106012768" text:id="ct106012768">
          <text:deletion>
            <office:change-info>
              <dc:creator>Hongmei Li</dc:creator>
              <dc:date>2017-01-10T16:29:00</dc:date>
            </office:change-info>
            <text:p text:style-name="P3"><text:span text:style-name="T1">that </text:span></text:p>
          </text:deletion>
        </text:changed-region>
        <text:changed-region xml:id="ct117715664" text:id="ct117715664">
          <text:deletion>
            <office:change-info>
              <dc:creator>Unknown Author</dc:creator>
              <dc:date>2017-01-11T10:01:00</dc:date>
            </office:change-info>
            <text:p text:style-name="P3"><text:span text:style-name="T1"><office:annotation><dc:creator>Hongmei Li</dc:creator><dc:date>2017-01-10T22:35:00</dc:date><loext:sender-initials>HL</loext:sender-initials><text:p>I think the mechanism is not clear yet. Is that right?</text:p></office:annotation></text:span></text:p>
          </text:deletion>
        </text:changed-region>
        <text:changed-region xml:id="ct159919568" text:id="ct159919568">
          <text:deletion>
            <office:change-info>
              <dc:creator>Unknown Author</dc:creator>
              <dc:date>2017-01-11T10:00:00</dc:date>
            </office:change-info>
            <text:p text:style-name="P3"><text:span text:style-name="T1"><office:annotation><dc:creator>Hongmei Li</dc:creator><dc:date>2017-01-10T22:53:00</dc:date><loext:sender-initials>HL</loext:sender-initials><text:p>Here I intend to have “use” instead of “simulate” because the simulations are not run by us. </text:p></office:annotation></text:span></text:p>
          </text:deletion>
        </text:changed-region>
        <text:changed-region xml:id="ct151858320" text:id="ct151858320">
          <text:deletion>
            <office:change-info>
              <dc:creator>Hongmei Li</dc:creator>
              <dc:date>2017-01-10T21:25:00</dc:date>
            </office:change-info>
            <text:p text:style-name="P3"><text:span text:style-name="T1">To investigate the internal variability of the air-sea carbon fluxes in the Southern Ocean, we analyze the variability of the underlying processes</text:span></text:p>
          </text:deletion>
        </text:changed-region>
        <text:changed-region xml:id="ct134847712" text:id="ct134847712">
          <text:deletion>
            <office:change-info>
              <dc:creator>Hongmei Li</dc:creator>
              <dc:date>2017-01-10T15:43:00</dc:date>
            </office:change-info>
            <text:p text:style-name="P3"><text:span text:style-name="T1">;</text:span></text:p>
          </text:deletion>
        </text:changed-region>
        <text:changed-region xml:id="ct127921488" text:id="ct127921488">
          <text:deletion>
            <office:change-info>
              <dc:creator>Hongmei Li</dc:creator>
              <dc:date>2017-01-10T21:35:00</dc:date>
            </office:change-info>
            <text:p text:style-name="P3"><text:span text:style-name="T1"><text:s/>such as sea level pressure and wind in the atmosphere</text:span></text:p>
          </text:deletion>
        </text:changed-region>
        <text:changed-region xml:id="ct140387536" text:id="ct140387536">
          <text:deletion>
            <office:change-info>
              <dc:creator>Hongmei Li</dc:creator>
              <dc:date>2017-01-10T15:43:00</dc:date>
            </office:change-info>
            <text:p text:style-name="P3"><text:span text:style-name="T1">,</text:span></text:p>
          </text:deletion>
        </text:changed-region>
        <text:changed-region xml:id="ct131216128" text:id="ct131216128">
          <text:deletion>
            <office:change-info>
              <dc:creator>Hongmei Li</dc:creator>
              <dc:date>2017-01-10T21:35:00</dc:date>
            </office:change-info>
            <text:p text:style-name="P3"><text:span text:style-name="T1"><text:s/>sea surface temperature, ice cover </text:span></text:p>
          </text:deletion>
        </text:changed-region>
        <text:changed-region xml:id="ct152100240" text:id="ct152100240">
          <text:deletion>
            <office:change-info>
              <dc:creator>Hongmei Li</dc:creator>
              <dc:date>2017-01-10T15:43:00</dc:date>
            </office:change-info>
            <text:p text:style-name="P3"><text:span text:style-name="T1">or </text:span></text:p>
          </text:deletion>
        </text:changed-region>
        <text:changed-region xml:id="ct114678400" text:id="ct114678400">
          <text:deletion>
            <office:change-info>
              <dc:creator>Hongmei Li</dc:creator>
              <dc:date>2017-01-10T21:35:00</dc:date>
            </office:change-info>
            <text:p text:style-name="P3"><text:span text:style-name="T1">mixing of the ocean and primary production in biogeochemistry.</text:span></text:p>
            <text:p text:style-name="P3"><text:span text:style-name="T1"/></text:p>
          </text:deletion>
        </text:changed-region>
        <text:changed-region xml:id="ct130383648" text:id="ct130383648">
          <text:UnknownChange>
            <office:change-info>
              <dc:creator>Hongmei Li</dc:creator>
              <dc:date>2017-01-10T21:51:00</dc:date>
            </office:change-info>
          </text:UnknownChange>
        </text:changed-region>
        <text:changed-region xml:id="ct162071072" text:id="ct162071072">
          <text:deletion>
            <office:change-info>
              <dc:creator>Unknown Author</dc:creator>
              <dc:date>2017-01-11T10:03:00</dc:date>
            </office:change-info>
            <text:p text:style-name="P3"><text:span text:style-name="T1">identify</text:span></text:p>
          </text:deletion>
        </text:changed-region>
        <text:changed-region xml:id="ct105900976" text:id="ct105900976">
          <text:insertion>
            <office:change-info>
              <dc:creator>Hongmei Li</dc:creator>
              <dc:date>2017-01-10T21:09:00</dc:date>
            </office:change-info>
          </text:insertion>
        </text:changed-region>
        <text:changed-region xml:id="ct140735440" text:id="ct140735440">
          <text:UnknownChange>
            <office:change-info>
              <dc:creator>Hongmei Li</dc:creator>
              <dc:date>2017-01-10T21:51:00</dc:date>
            </office:change-info>
          </text:UnknownChange>
        </text:changed-region>
        <text:changed-region xml:id="ct139041056" text:id="ct139041056">
          <text:deletion>
            <office:change-info>
              <dc:creator>Hongmei Li</dc:creator>
              <dc:date>2017-01-10T21:09:00</dc:date>
            </office:change-info>
            <text:p text:style-name="P3"><text:span text:style-name="T1"><text:s/></text:span></text:p>
          </text:deletion>
        </text:changed-region>
        <text:changed-region xml:id="ct139977712" text:id="ct139977712">
          <text:UnknownChange>
            <office:change-info>
              <dc:creator>Hongmei Li</dc:creator>
              <dc:date>2017-01-10T21:51:00</dc:date>
            </office:change-info>
          </text:UnknownChange>
        </text:changed-region>
        <text:changed-region xml:id="ct162850672" text:id="ct162850672">
          <text:insertion>
            <office:change-info>
              <dc:creator>Hongmei Li</dc:creator>
              <dc:date>2017-01-10T21:09:00</dc:date>
            </office:change-info>
          </text:insertion>
        </text:changed-region>
        <text:changed-region xml:id="ct164326736" text:id="ct164326736">
          <text:UnknownChange>
            <office:change-info>
              <dc:creator>Hongmei Li</dc:creator>
              <dc:date>2017-01-10T21:51:00</dc:date>
            </office:change-info>
          </text:UnknownChange>
        </text:changed-region>
        <text:changed-region xml:id="ct152099600" text:id="ct152099600">
          <text:deletion>
            <office:change-info>
              <dc:creator>Hongmei Li</dc:creator>
              <dc:date>2017-01-10T21:10:00</dc:date>
            </office:change-info>
            <text:p text:style-name="P3"><text:span text:style-name="T1">anomalous </text:span></text:p>
          </text:deletion>
        </text:changed-region>
        <text:changed-region xml:id="ct131915136" text:id="ct131915136">
          <text:UnknownChange>
            <office:change-info>
              <dc:creator>Hongmei Li</dc:creator>
              <dc:date>2017-01-10T21:51:00</dc:date>
            </office:change-info>
          </text:UnknownChange>
        </text:changed-region>
        <text:changed-region xml:id="ct141044368" text:id="ct141044368">
          <text:insertion>
            <office:change-info>
              <dc:creator>Hongmei Li</dc:creator>
              <dc:date>2017-01-10T22:55:00</dc:date>
            </office:change-info>
          </text:insertion>
        </text:changed-region>
        <text:changed-region xml:id="ct141267184" text:id="ct141267184">
          <text:UnknownChange>
            <office:change-info>
              <dc:creator>Hongmei Li</dc:creator>
              <dc:date>2017-01-10T21:51:00</dc:date>
            </office:change-info>
          </text:UnknownChange>
        </text:changed-region>
        <text:changed-region xml:id="ct99470336" text:id="ct99470336">
          <text:deletion>
            <office:change-info>
              <dc:creator>Hongmei Li</dc:creator>
              <dc:date>2017-01-10T22:55:00</dc:date>
            </office:change-info>
            <text:p text:style-name="P3"><text:span text:style-name="T1">outgassing</text:span></text:p>
          </text:deletion>
        </text:changed-region>
        <text:changed-region xml:id="ct99470112" text:id="ct99470112">
          <text:UnknownChange>
            <office:change-info>
              <dc:creator>Hongmei Li</dc:creator>
              <dc:date>2017-01-10T21:51:00</dc:date>
            </office:change-info>
          </text:UnknownChange>
        </text:changed-region>
        <text:changed-region xml:id="ct140677136" text:id="ct140677136">
          <text:insertion>
            <office:change-info>
              <dc:creator>Hongmei Li</dc:creator>
              <dc:date>2017-01-10T21:09:00</dc:date>
            </office:change-info>
          </text:insertion>
        </text:changed-region>
        <text:changed-region xml:id="ct116730096" text:id="ct116730096">
          <text:UnknownChange>
            <office:change-info>
              <dc:creator>Hongmei Li</dc:creator>
              <dc:date>2017-01-10T21:51:00</dc:date>
            </office:change-info>
          </text:UnknownChange>
        </text:changed-region>
        <text:changed-region xml:id="ct116734160" text:id="ct116734160">
          <text:insertion>
            <office:change-info>
              <dc:creator>Hongmei Li</dc:creator>
              <dc:date>2017-01-10T22:01:00</dc:date>
            </office:change-info>
          </text:insertion>
        </text:changed-region>
        <text:changed-region xml:id="ct140678800" text:id="ct140678800">
          <text:UnknownChange>
            <office:change-info>
              <dc:creator>Hongmei Li</dc:creator>
              <dc:date>2017-01-10T21:51:00</dc:date>
            </office:change-info>
          </text:UnknownChange>
        </text:changed-region>
        <text:changed-region xml:id="ct116735056" text:id="ct116735056">
          <text:deletion>
            <office:change-info>
              <dc:creator>Hongmei Li</dc:creator>
              <dc:date>2017-01-10T21:41:00</dc:date>
            </office:change-info>
            <text:p text:style-name="P3"><text:span text:style-name="T1">similar to</text:span></text:p>
          </text:deletion>
        </text:changed-region>
        <text:changed-region xml:id="ct116736752" text:id="ct116736752">
          <text:UnknownChange>
            <office:change-info>
              <dc:creator>Hongmei Li</dc:creator>
              <dc:date>2017-01-10T21:51:00</dc:date>
            </office:change-info>
          </text:UnknownChange>
        </text:changed-region>
        <text:changed-region xml:id="ct98721696" text:id="ct98721696">
          <text:insertion>
            <office:change-info>
              <dc:creator>Hongmei Li</dc:creator>
              <dc:date>2017-01-10T22:26:00</dc:date>
            </office:change-info>
          </text:insertion>
        </text:changed-region>
        <text:changed-region xml:id="ct98723984" text:id="ct98723984">
          <text:UnknownChange>
            <office:change-info>
              <dc:creator>Hongmei Li</dc:creator>
              <dc:date>2017-01-10T21:51:00</dc:date>
            </office:change-info>
          </text:UnknownChange>
        </text:changed-region>
        <text:changed-region xml:id="ct116689440" text:id="ct116689440">
          <text:insertion>
            <office:change-info>
              <dc:creator>Hongmei Li</dc:creator>
              <dc:date>2017-01-10T22:23:00</dc:date>
            </office:change-info>
          </text:insertion>
        </text:changed-region>
        <text:changed-region xml:id="ct116689216" text:id="ct116689216">
          <text:UnknownChange>
            <office:change-info>
              <dc:creator>Hongmei Li</dc:creator>
              <dc:date>2017-01-10T21:51:00</dc:date>
            </office:change-info>
          </text:UnknownChange>
        </text:changed-region>
        <text:changed-region xml:id="ct116690512" text:id="ct116690512">
          <text:insertion>
            <office:change-info>
              <dc:creator>Hongmei Li</dc:creator>
              <dc:date>2017-01-10T22:28:00</dc:date>
            </office:change-info>
          </text:insertion>
        </text:changed-region>
        <text:changed-region xml:id="ct116691808" text:id="ct116691808">
          <text:UnknownChange>
            <office:change-info>
              <dc:creator>Hongmei Li</dc:creator>
              <dc:date>2017-01-10T21:51:00</dc:date>
            </office:change-info>
          </text:UnknownChange>
        </text:changed-region>
        <text:changed-region xml:id="ct127646368" text:id="ct127646368">
          <text:insertion>
            <office:change-info>
              <dc:creator>Hongmei Li</dc:creator>
              <dc:date>2017-01-10T22:23:00</dc:date>
            </office:change-info>
          </text:insertion>
        </text:changed-region>
        <text:changed-region xml:id="ct116691408" text:id="ct116691408">
          <text:UnknownChange>
            <office:change-info>
              <dc:creator>Hongmei Li</dc:creator>
              <dc:date>2017-01-10T21:51:00</dc:date>
            </office:change-info>
          </text:UnknownChange>
        </text:changed-region>
        <text:changed-region xml:id="ct127648960" text:id="ct127648960">
          <text:insertion>
            <office:change-info>
              <dc:creator>Hongmei Li</dc:creator>
              <dc:date>2017-01-10T22:28:00</dc:date>
            </office:change-info>
          </text:insertion>
        </text:changed-region>
        <text:changed-region xml:id="ct127647264" text:id="ct127647264">
          <text:UnknownChange>
            <office:change-info>
              <dc:creator>Hongmei Li</dc:creator>
              <dc:date>2017-01-10T21:51:00</dc:date>
            </office:change-info>
          </text:UnknownChange>
        </text:changed-region>
        <text:changed-region xml:id="ct127648496" text:id="ct127648496">
          <text:insertion>
            <office:change-info>
              <dc:creator>Hongmei Li</dc:creator>
              <dc:date>2017-01-10T22:25:00</dc:date>
            </office:change-info>
          </text:insertion>
        </text:changed-region>
        <text:changed-region xml:id="ct127648272" text:id="ct127648272">
          <text:UnknownChange>
            <office:change-info>
              <dc:creator>Hongmei Li</dc:creator>
              <dc:date>2017-01-10T21:51:00</dc:date>
            </office:change-info>
          </text:UnknownChange>
        </text:changed-region>
        <text:changed-region xml:id="ct98723520" text:id="ct98723520">
          <text:insertion>
            <office:change-info>
              <dc:creator>Hongmei Li</dc:creator>
              <dc:date>2017-01-10T22:23:00</dc:date>
            </office:change-info>
          </text:insertion>
        </text:changed-region>
        <text:changed-region xml:id="ct98723296" text:id="ct98723296">
          <text:UnknownChange>
            <office:change-info>
              <dc:creator>Hongmei Li</dc:creator>
              <dc:date>2017-01-10T21:51:00</dc:date>
            </office:change-info>
          </text:UnknownChange>
        </text:changed-region>
        <text:changed-region xml:id="ct135371856" text:id="ct135371856">
          <text:insertion>
            <office:change-info>
              <dc:creator>Hongmei Li</dc:creator>
              <dc:date>2017-01-10T22:25:00</dc:date>
            </office:change-info>
          </text:insertion>
        </text:changed-region>
        <text:changed-region xml:id="ct135373840" text:id="ct135373840">
          <text:UnknownChange>
            <office:change-info>
              <dc:creator>Hongmei Li</dc:creator>
              <dc:date>2017-01-10T21:51:00</dc:date>
            </office:change-info>
          </text:UnknownChange>
        </text:changed-region>
        <text:changed-region xml:id="ct135373072" text:id="ct135373072">
          <text:insertion>
            <office:change-info>
              <dc:creator>Hongmei Li</dc:creator>
              <dc:date>2017-01-10T22:23:00</dc:date>
            </office:change-info>
          </text:insertion>
        </text:changed-region>
        <text:changed-region xml:id="ct135372848" text:id="ct135372848">
          <text:UnknownChange>
            <office:change-info>
              <dc:creator>Hongmei Li</dc:creator>
              <dc:date>2017-01-10T21:51:00</dc:date>
            </office:change-info>
          </text:UnknownChange>
        </text:changed-region>
        <text:changed-region xml:id="ct127171104" text:id="ct127171104">
          <text:insertion>
            <office:change-info>
              <dc:creator>Hongmei Li</dc:creator>
              <dc:date>2017-01-10T22:24:00</dc:date>
            </office:change-info>
          </text:insertion>
        </text:changed-region>
        <text:changed-region xml:id="ct127173392" text:id="ct127173392">
          <text:UnknownChange>
            <office:change-info>
              <dc:creator>Hongmei Li</dc:creator>
              <dc:date>2017-01-10T21:51:00</dc:date>
            </office:change-info>
          </text:UnknownChange>
        </text:changed-region>
        <text:changed-region xml:id="ct139971168" text:id="ct139971168">
          <text:insertion>
            <office:change-info>
              <dc:creator>Hongmei Li</dc:creator>
              <dc:date>2017-01-10T22:23:00</dc:date>
            </office:change-info>
          </text:insertion>
        </text:changed-region>
        <text:changed-region xml:id="ct139970944" text:id="ct139970944">
          <text:UnknownChange>
            <office:change-info>
              <dc:creator>Hongmei Li</dc:creator>
              <dc:date>2017-01-10T21:51:00</dc:date>
            </office:change-info>
          </text:UnknownChange>
        </text:changed-region>
        <text:changed-region xml:id="ct139972240" text:id="ct139972240">
          <text:insertion>
            <office:change-info>
              <dc:creator>Hongmei Li</dc:creator>
              <dc:date>2017-01-10T22:24:00</dc:date>
            </office:change-info>
          </text:insertion>
        </text:changed-region>
        <text:changed-region xml:id="ct139973536" text:id="ct139973536">
          <text:UnknownChange>
            <office:change-info>
              <dc:creator>Hongmei Li</dc:creator>
              <dc:date>2017-01-10T21:51:00</dc:date>
            </office:change-info>
          </text:UnknownChange>
        </text:changed-region>
        <text:changed-region xml:id="ct134662448" text:id="ct134662448">
          <text:insertion>
            <office:change-info>
              <dc:creator>Hongmei Li</dc:creator>
              <dc:date>2017-01-10T22:23:00</dc:date>
            </office:change-info>
          </text:insertion>
        </text:changed-region>
        <text:changed-region xml:id="ct139973136" text:id="ct139973136">
          <text:UnknownChange>
            <office:change-info>
              <dc:creator>Hongmei Li</dc:creator>
              <dc:date>2017-01-10T21:51:00</dc:date>
            </office:change-info>
          </text:UnknownChange>
        </text:changed-region>
        <text:changed-region xml:id="ct134665040" text:id="ct134665040">
          <text:insertion>
            <office:change-info>
              <dc:creator>Hongmei Li</dc:creator>
              <dc:date>2017-01-10T21:25:00</dc:date>
            </office:change-info>
          </text:insertion>
        </text:changed-region>
        <text:changed-region xml:id="ct134663344" text:id="ct134663344">
          <text:UnknownChange>
            <office:change-info>
              <dc:creator>Hongmei Li</dc:creator>
              <dc:date>2017-01-10T21:51:00</dc:date>
            </office:change-info>
          </text:UnknownChange>
        </text:changed-region>
        <text:changed-region xml:id="ct134664640" text:id="ct134664640">
          <text:insertion>
            <office:change-info>
              <dc:creator>Hongmei Li</dc:creator>
              <dc:date>2017-01-10T21:25:00</dc:date>
            </office:change-info>
          </text:insertion>
        </text:changed-region>
        <text:changed-region xml:id="ct134664352" text:id="ct134664352">
          <text:UnknownChange>
            <office:change-info>
              <dc:creator>Hongmei Li</dc:creator>
              <dc:date>2017-01-10T21:51:00</dc:date>
            </office:change-info>
          </text:UnknownChange>
        </text:changed-region>
        <text:changed-region xml:id="ct127172928" text:id="ct127172928">
          <text:insertion>
            <office:change-info>
              <dc:creator>Hongmei Li</dc:creator>
              <dc:date>2017-01-10T21:15:00</dc:date>
            </office:change-info>
          </text:insertion>
        </text:changed-region>
        <text:changed-region xml:id="ct127172704" text:id="ct127172704">
          <text:UnknownChange>
            <office:change-info>
              <dc:creator>Hongmei Li</dc:creator>
              <dc:date>2017-01-10T21:51:00</dc:date>
            </office:change-info>
          </text:UnknownChange>
        </text:changed-region>
        <text:changed-region xml:id="ct145031888" text:id="ct145031888">
          <text:insertion>
            <office:change-info>
              <dc:creator>Hongmei Li</dc:creator>
              <dc:date>2017-01-10T21:26:00</dc:date>
            </office:change-info>
          </text:insertion>
        </text:changed-region>
        <text:changed-region xml:id="ct145033872" text:id="ct145033872">
          <text:UnknownChange>
            <office:change-info>
              <dc:creator>Hongmei Li</dc:creator>
              <dc:date>2017-01-10T21:51:00</dc:date>
            </office:change-info>
          </text:UnknownChange>
        </text:changed-region>
        <text:changed-region xml:id="ct145033104" text:id="ct145033104">
          <text:insertion>
            <office:change-info>
              <dc:creator>Hongmei Li</dc:creator>
              <dc:date>2017-01-10T21:16:00</dc:date>
            </office:change-info>
          </text:insertion>
        </text:changed-region>
        <text:changed-region xml:id="ct145032880" text:id="ct145032880">
          <text:UnknownChange>
            <office:change-info>
              <dc:creator>Hongmei Li</dc:creator>
              <dc:date>2017-01-10T21:51:00</dc:date>
            </office:change-info>
          </text:UnknownChange>
        </text:changed-region>
        <text:changed-region xml:id="ct119077760" text:id="ct119077760">
          <text:insertion>
            <office:change-info>
              <dc:creator>Hongmei Li</dc:creator>
              <dc:date>2017-01-10T21:16:00</dc:date>
            </office:change-info>
          </text:insertion>
        </text:changed-region>
        <text:changed-region xml:id="ct119077536" text:id="ct119077536">
          <text:UnknownChange>
            <office:change-info>
              <dc:creator>Hongmei Li</dc:creator>
              <dc:date>2017-01-10T21:51:00</dc:date>
            </office:change-info>
          </text:UnknownChange>
        </text:changed-region>
        <text:changed-region xml:id="ct114330272" text:id="ct114330272">
          <text:insertion>
            <office:change-info>
              <dc:creator>Hongmei Li</dc:creator>
              <dc:date>2017-01-10T21:28:00</dc:date>
            </office:change-info>
          </text:insertion>
        </text:changed-region>
        <text:changed-region xml:id="ct119075856" text:id="ct119075856">
          <text:UnknownChange>
            <office:change-info>
              <dc:creator>Hongmei Li</dc:creator>
              <dc:date>2017-01-10T21:51:00</dc:date>
            </office:change-info>
          </text:UnknownChange>
        </text:changed-region>
        <text:changed-region xml:id="ct114332864" text:id="ct114332864">
          <text:insertion>
            <office:change-info>
              <dc:creator>Hongmei Li</dc:creator>
              <dc:date>2017-01-10T21:31:00</dc:date>
            </office:change-info>
          </text:insertion>
        </text:changed-region>
        <text:changed-region xml:id="ct114331168" text:id="ct114331168">
          <text:UnknownChange>
            <office:change-info>
              <dc:creator>Hongmei Li</dc:creator>
              <dc:date>2017-01-10T21:51:00</dc:date>
            </office:change-info>
          </text:UnknownChange>
        </text:changed-region>
        <text:changed-region xml:id="ct114332464" text:id="ct114332464">
          <text:insertion>
            <office:change-info>
              <dc:creator>Hongmei Li</dc:creator>
              <dc:date>2017-01-10T21:32:00</dc:date>
            </office:change-info>
          </text:insertion>
        </text:changed-region>
        <text:changed-region xml:id="ct114332176" text:id="ct114332176">
          <text:UnknownChange>
            <office:change-info>
              <dc:creator>Hongmei Li</dc:creator>
              <dc:date>2017-01-10T21:51:00</dc:date>
            </office:change-info>
          </text:UnknownChange>
        </text:changed-region>
        <text:changed-region xml:id="ct119077072" text:id="ct119077072">
          <text:insertion>
            <office:change-info>
              <dc:creator>Hongmei Li</dc:creator>
              <dc:date>2017-01-10T21:31:00</dc:date>
            </office:change-info>
          </text:insertion>
        </text:changed-region>
        <text:changed-region xml:id="ct119076848" text:id="ct119076848">
          <text:UnknownChange>
            <office:change-info>
              <dc:creator>Hongmei Li</dc:creator>
              <dc:date>2017-01-10T21:51:00</dc:date>
            </office:change-info>
          </text:UnknownChange>
        </text:changed-region>
        <text:changed-region xml:id="ct99235024" text:id="ct99235024">
          <text:insertion>
            <office:change-info>
              <dc:creator>Hongmei Li</dc:creator>
              <dc:date>2017-01-10T21:32:00</dc:date>
            </office:change-info>
          </text:insertion>
        </text:changed-region>
        <text:changed-region xml:id="ct99234800" text:id="ct99234800">
          <text:UnknownChange>
            <office:change-info>
              <dc:creator>Hongmei Li</dc:creator>
              <dc:date>2017-01-10T21:51:00</dc:date>
            </office:change-info>
          </text:UnknownChange>
        </text:changed-region>
        <text:changed-region xml:id="ct131347344" text:id="ct131347344">
          <text:insertion>
            <office:change-info>
              <dc:creator>Hongmei Li</dc:creator>
              <dc:date>2017-01-10T21:31:00</dc:date>
            </office:change-info>
          </text:insertion>
        </text:changed-region>
        <text:changed-region xml:id="ct131347120" text:id="ct131347120">
          <text:UnknownChange>
            <office:change-info>
              <dc:creator>Hongmei Li</dc:creator>
              <dc:date>2017-01-10T21:51:00</dc:date>
            </office:change-info>
          </text:UnknownChange>
        </text:changed-region>
        <text:changed-region xml:id="ct131349936" text:id="ct131349936">
          <text:insertion>
            <office:change-info>
              <dc:creator>Hongmei Li</dc:creator>
              <dc:date>2017-01-10T21:28:00</dc:date>
            </office:change-info>
          </text:insertion>
        </text:changed-region>
        <text:changed-region xml:id="ct131349712" text:id="ct131349712">
          <text:UnknownChange>
            <office:change-info>
              <dc:creator>Hongmei Li</dc:creator>
              <dc:date>2017-01-10T21:51:00</dc:date>
            </office:change-info>
          </text:UnknownChange>
        </text:changed-region>
        <text:changed-region xml:id="ct131349248" text:id="ct131349248">
          <text:insertion>
            <office:change-info>
              <dc:creator>Hongmei Li</dc:creator>
              <dc:date>2017-01-10T21:31:00</dc:date>
            </office:change-info>
          </text:insertion>
        </text:changed-region>
        <text:changed-region xml:id="ct131349024" text:id="ct131349024">
          <text:UnknownChange>
            <office:change-info>
              <dc:creator>Hongmei Li</dc:creator>
              <dc:date>2017-01-10T21:51:00</dc:date>
            </office:change-info>
          </text:UnknownChange>
        </text:changed-region>
        <text:changed-region xml:id="ct99234336" text:id="ct99234336">
          <text:insertion>
            <office:change-info>
              <dc:creator>Hongmei Li</dc:creator>
              <dc:date>2017-01-10T21:16:00</dc:date>
            </office:change-info>
          </text:insertion>
        </text:changed-region>
        <text:changed-region xml:id="ct99234112" text:id="ct99234112">
          <text:UnknownChange>
            <office:change-info>
              <dc:creator>Hongmei Li</dc:creator>
              <dc:date>2017-01-10T21:51:00</dc:date>
            </office:change-info>
          </text:UnknownChange>
        </text:changed-region>
        <text:changed-region xml:id="ct135191120" text:id="ct135191120">
          <text:insertion>
            <office:change-info>
              <dc:creator>Hongmei Li</dc:creator>
              <dc:date>2017-01-10T21:22:00</dc:date>
            </office:change-info>
          </text:insertion>
        </text:changed-region>
        <text:changed-region xml:id="ct141426032" text:id="ct141426032">
          <text:UnknownChange>
            <office:change-info>
              <dc:creator>Hongmei Li</dc:creator>
              <dc:date>2017-01-10T21:51:00</dc:date>
            </office:change-info>
          </text:UnknownChange>
        </text:changed-region>
        <text:changed-region xml:id="ct135424096" text:id="ct135424096">
          <text:deletion>
            <office:change-info>
              <dc:creator>Hongmei Li</dc:creator>
              <dc:date>2017-01-10T21:22:00</dc:date>
            </office:change-info>
            <text:p text:style-name="P3"><text:span text:style-name="T1">Preliminary </text:span></text:p>
          </text:deletion>
        </text:changed-region>
        <text:changed-region xml:id="ct151165488" text:id="ct151165488">
          <text:UnknownChange>
            <office:change-info>
              <dc:creator>Hongmei Li</dc:creator>
              <dc:date>2017-01-10T21:51:00</dc:date>
            </office:change-info>
          </text:UnknownChange>
        </text:changed-region>
        <text:changed-region xml:id="ct135426224" text:id="ct135426224">
          <text:insertion>
            <office:change-info>
              <dc:creator>Hongmei Li</dc:creator>
              <dc:date>2017-01-10T21:57:00</dc:date>
            </office:change-info>
          </text:insertion>
        </text:changed-region>
        <text:changed-region xml:id="ct135426000" text:id="ct135426000">
          <text:UnknownChange>
            <office:change-info>
              <dc:creator>Hongmei Li</dc:creator>
              <dc:date>2017-01-10T21:51:00</dc:date>
            </office:change-info>
          </text:UnknownChange>
        </text:changed-region>
        <text:changed-region xml:id="ct140732112" text:id="ct140732112">
          <text:deletion>
            <office:change-info>
              <dc:creator>Hongmei Li</dc:creator>
              <dc:date>2017-01-10T21:57:00</dc:date>
            </office:change-info>
            <text:p text:style-name="P3"><text:span text:style-name="T1">e</text:span></text:p>
          </text:deletion>
        </text:changed-region>
        <text:changed-region xml:id="ct140731888" text:id="ct140731888">
          <text:UnknownChange>
            <office:change-info>
              <dc:creator>Hongmei Li</dc:creator>
              <dc:date>2017-01-10T21:51:00</dc:date>
            </office:change-info>
          </text:UnknownChange>
        </text:changed-region>
        <text:changed-region xml:id="ct141238528" text:id="ct141238528">
          <text:deletion>
            <office:change-info>
              <dc:creator>Hongmei Li</dc:creator>
              <dc:date>2017-01-10T21:56:00</dc:date>
            </office:change-info>
            <text:p text:style-name="P3"><text:span text:style-name="T1">se</text:span></text:p>
          </text:deletion>
        </text:changed-region>
        <text:changed-region xml:id="ct140730208" text:id="ct140730208">
          <text:UnknownChange>
            <office:change-info>
              <dc:creator>Hongmei Li</dc:creator>
              <dc:date>2017-01-10T21:51:00</dc:date>
            </office:change-info>
          </text:UnknownChange>
        </text:changed-region>
        <text:changed-region xml:id="ct141240128" text:id="ct141240128">
          <text:deletion>
            <office:change-info>
              <dc:creator>Hongmei Li</dc:creator>
              <dc:date>2017-01-10T21:57:00</dc:date>
            </office:change-info>
            <text:p text:style-name="P3"><text:span text:style-name="T1"><text:s/></text:span></text:p>
          </text:deletion>
        </text:changed-region>
        <text:changed-region xml:id="ct141241424" text:id="ct141241424">
          <text:UnknownChange>
            <office:change-info>
              <dc:creator>Hongmei Li</dc:creator>
              <dc:date>2017-01-10T21:51:00</dc:date>
            </office:change-info>
          </text:UnknownChange>
        </text:changed-region>
        <text:changed-region xml:id="ct134296368" text:id="ct134296368">
          <text:insertion>
            <office:change-info>
              <dc:creator>Hongmei Li</dc:creator>
              <dc:date>2017-01-10T21:57:00</dc:date>
            </office:change-info>
          </text:insertion>
        </text:changed-region>
        <text:changed-region xml:id="ct134296144" text:id="ct134296144">
          <text:UnknownChange>
            <office:change-info>
              <dc:creator>Hongmei Li</dc:creator>
              <dc:date>2017-01-10T21:51:00</dc:date>
            </office:change-info>
          </text:UnknownChange>
        </text:changed-region>
        <text:changed-region xml:id="ct134298960" text:id="ct134298960">
          <text:deletion>
            <office:change-info>
              <dc:creator>Hongmei Li</dc:creator>
              <dc:date>2017-01-10T21:57:00</dc:date>
            </office:change-info>
            <text:p text:style-name="P3"><text:span text:style-name="T1">flux trends</text:span></text:p>
          </text:deletion>
        </text:changed-region>
        <text:changed-region xml:id="ct134298736" text:id="ct134298736">
          <text:UnknownChange>
            <office:change-info>
              <dc:creator>Hongmei Li</dc:creator>
              <dc:date>2017-01-10T21:51:00</dc:date>
            </office:change-info>
          </text:UnknownChange>
        </text:changed-region>
        <text:changed-region xml:id="ct140731120" text:id="ct140731120">
          <text:insertion>
            <office:change-info>
              <dc:creator>Hongmei Li</dc:creator>
              <dc:date>2017-01-10T22:16:00</dc:date>
            </office:change-info>
          </text:insertion>
        </text:changed-region>
        <text:changed-region xml:id="ct140730896" text:id="ct140730896">
          <text:UnknownChange>
            <office:change-info>
              <dc:creator>Hongmei Li</dc:creator>
              <dc:date>2017-01-10T21:51:00</dc:date>
            </office:change-info>
          </text:UnknownChange>
        </text:changed-region>
        <text:changed-region xml:id="ct134862256" text:id="ct134862256">
          <text:insertion>
            <office:change-info>
              <dc:creator>Hongmei Li</dc:creator>
              <dc:date>2017-01-10T22:16:00</dc:date>
            </office:change-info>
          </text:insertion>
        </text:changed-region>
        <text:changed-region xml:id="ct134862032" text:id="ct134862032">
          <text:UnknownChange>
            <office:change-info>
              <dc:creator>Hongmei Li</dc:creator>
              <dc:date>2017-01-10T21:51:00</dc:date>
            </office:change-info>
          </text:UnknownChange>
        </text:changed-region>
        <text:changed-region xml:id="ct134641664" text:id="ct134641664">
          <text:insertion>
            <office:change-info>
              <dc:creator>Hongmei Li</dc:creator>
              <dc:date>2017-01-10T22:16:00</dc:date>
            </office:change-info>
          </text:insertion>
        </text:changed-region>
        <text:changed-region xml:id="ct134860352" text:id="ct134860352">
          <text:UnknownChange>
            <office:change-info>
              <dc:creator>Hongmei Li</dc:creator>
              <dc:date>2017-01-10T21:51:00</dc:date>
            </office:change-info>
          </text:UnknownChange>
        </text:changed-region>
        <text:changed-region xml:id="ct134644256" text:id="ct134644256">
          <text:insertion>
            <office:change-info>
              <dc:creator>Hongmei Li</dc:creator>
              <dc:date>2017-01-10T22:16:00</dc:date>
            </office:change-info>
          </text:insertion>
        </text:changed-region>
        <text:changed-region xml:id="ct134642560" text:id="ct134642560">
          <text:UnknownChange>
            <office:change-info>
              <dc:creator>Hongmei Li</dc:creator>
              <dc:date>2017-01-10T21:51:00</dc:date>
            </office:change-info>
          </text:UnknownChange>
        </text:changed-region>
        <text:changed-region xml:id="ct134643568" text:id="ct134643568">
          <text:insertion>
            <office:change-info>
              <dc:creator>Hongmei Li</dc:creator>
              <dc:date>2017-01-10T22:16:00</dc:date>
            </office:change-info>
          </text:insertion>
        </text:changed-region>
        <text:changed-region xml:id="ct134644544" text:id="ct134644544">
          <text:UnknownChange>
            <office:change-info>
              <dc:creator>Hongmei Li</dc:creator>
              <dc:date>2017-01-10T21:51:00</dc:date>
            </office:change-info>
          </text:UnknownChange>
        </text:changed-region>
        <text:changed-region xml:id="ct134861680" text:id="ct134861680">
          <text:insertion>
            <office:change-info>
              <dc:creator>Hongmei Li</dc:creator>
              <dc:date>2017-01-10T22:16:00</dc:date>
            </office:change-info>
          </text:insertion>
        </text:changed-region>
        <text:changed-region xml:id="ct134861040" text:id="ct134861040">
          <text:UnknownChange>
            <office:change-info>
              <dc:creator>Hongmei Li</dc:creator>
              <dc:date>2017-01-10T21:51:00</dc:date>
            </office:change-info>
          </text:UnknownChange>
        </text:changed-region>
        <text:changed-region xml:id="ct139480320" text:id="ct139480320">
          <text:insertion>
            <office:change-info>
              <dc:creator>Hongmei Li</dc:creator>
              <dc:date>2017-01-10T22:18:00</dc:date>
            </office:change-info>
          </text:insertion>
        </text:changed-region>
        <text:changed-region xml:id="ct134861328" text:id="ct134861328">
          <text:UnknownChange>
            <office:change-info>
              <dc:creator>Hongmei Li</dc:creator>
              <dc:date>2017-01-10T21:51:00</dc:date>
            </office:change-info>
          </text:UnknownChange>
        </text:changed-region>
        <text:changed-region xml:id="ct139481312" text:id="ct139481312">
          <text:deletion>
            <office:change-info>
              <dc:creator>Hongmei Li</dc:creator>
              <dc:date>2017-01-10T22:18:00</dc:date>
            </office:change-info>
            <text:p text:style-name="P3"><text:span text:style-name="T1">.</text:span></text:p>
          </text:deletion>
        </text:changed-region>
        <text:changed-region xml:id="ct139218640" text:id="ct139218640">
          <text:UnknownChange>
            <office:change-info>
              <dc:creator>Hongmei Li</dc:creator>
              <dc:date>2017-01-10T21:51:00</dc:date>
            </office:change-info>
          </text:UnknownChange>
        </text:changed-region>
        <text:changed-region xml:id="ct139219744" text:id="ct139219744">
          <text:insertion>
            <office:change-info>
              <dc:creator>Hongmei Li</dc:creator>
              <dc:date>2017-01-10T22:34:00</dc:date>
            </office:change-info>
          </text:insertion>
        </text:changed-region>
        <text:changed-region xml:id="ct139219520" text:id="ct139219520">
          <text:UnknownChange>
            <office:change-info>
              <dc:creator>Hongmei Li</dc:creator>
              <dc:date>2017-01-10T21:51:00</dc:date>
            </office:change-info>
          </text:UnknownChange>
        </text:changed-region>
        <text:changed-region xml:id="ct139221104" text:id="ct139221104">
          <text:deletion>
            <office:change-info>
              <dc:creator>Hongmei Li</dc:creator>
              <dc:date>2017-01-10T22:34:00</dc:date>
            </office:change-info>
            <text:p text:style-name="P3"><text:span text:style-name="T1">at</text:span></text:p>
          </text:deletion>
        </text:changed-region>
        <text:changed-region xml:id="ct139220880" text:id="ct139220880">
          <text:UnknownChange>
            <office:change-info>
              <dc:creator>Hongmei Li</dc:creator>
              <dc:date>2017-01-10T21:51:00</dc:date>
            </office:change-info>
          </text:UnknownChange>
        </text:changed-region>
        <text:changed-region xml:id="ct141427552" text:id="ct141427552">
          <text:insertion>
            <office:change-info>
              <dc:creator>Hongmei Li</dc:creator>
              <dc:date>2017-01-10T22:32:00</dc:date>
            </office:change-info>
          </text:insertion>
        </text:changed-region>
        <text:changed-region xml:id="ct141429584" text:id="ct141429584">
          <text:UnknownChange>
            <office:change-info>
              <dc:creator>Hongmei Li</dc:creator>
              <dc:date>2017-01-10T21:51:00</dc:date>
            </office:change-info>
          </text:UnknownChange>
        </text:changed-region>
        <text:changed-region xml:id="ct137110144" text:id="ct137110144">
          <text:insertion>
            <office:change-info>
              <dc:creator>Hongmei Li</dc:creator>
              <dc:date>2017-01-10T22:40:00</dc:date>
            </office:change-info>
          </text:insertion>
        </text:changed-region>
        <text:changed-region xml:id="ct137109920" text:id="ct137109920">
          <text:UnknownChange>
            <office:change-info>
              <dc:creator>Hongmei Li</dc:creator>
              <dc:date>2017-01-10T21:51:00</dc:date>
            </office:change-info>
          </text:UnknownChange>
        </text:changed-region>
        <text:changed-region xml:id="ct137112192" text:id="ct137112192">
          <text:insertion>
            <office:change-info>
              <dc:creator>Hongmei Li</dc:creator>
              <dc:date>2017-01-10T22:45:00</dc:date>
            </office:change-info>
          </text:insertion>
        </text:changed-region>
        <text:changed-region xml:id="ct137111968" text:id="ct137111968">
          <text:UnknownChange>
            <office:change-info>
              <dc:creator>Hongmei Li</dc:creator>
              <dc:date>2017-01-10T21:51:00</dc:date>
            </office:change-info>
          </text:UnknownChange>
        </text:changed-region>
        <text:changed-region xml:id="ct145087152" text:id="ct145087152">
          <text:insertion>
            <office:change-info>
              <dc:creator>Hongmei Li</dc:creator>
              <dc:date>2017-01-10T22:47:00</dc:date>
            </office:change-info>
          </text:insertion>
        </text:changed-region>
        <text:changed-region xml:id="ct145086928" text:id="ct145086928">
          <text:UnknownChange>
            <office:change-info>
              <dc:creator>Hongmei Li</dc:creator>
              <dc:date>2017-01-10T21:51:00</dc:date>
            </office:change-info>
          </text:UnknownChange>
        </text:changed-region>
        <text:changed-region xml:id="ct145089872" text:id="ct145089872">
          <text:insertion>
            <office:change-info>
              <dc:creator>Hongmei Li</dc:creator>
              <dc:date>2017-01-10T22:45:00</dc:date>
            </office:change-info>
          </text:insertion>
        </text:changed-region>
        <text:changed-region xml:id="ct145089648" text:id="ct145089648">
          <text:UnknownChange>
            <office:change-info>
              <dc:creator>Hongmei Li</dc:creator>
              <dc:date>2017-01-10T21:51:00</dc:date>
            </office:change-info>
          </text:UnknownChange>
        </text:changed-region>
        <text:changed-region xml:id="ct137110608" text:id="ct137110608">
          <text:insertion>
            <office:change-info>
              <dc:creator>Hongmei Li</dc:creator>
              <dc:date>2017-01-10T22:45:00</dc:date>
            </office:change-info>
          </text:insertion>
        </text:changed-region>
        <text:changed-region xml:id="ct145088896" text:id="ct145088896">
          <text:UnknownChange>
            <office:change-info>
              <dc:creator>Hongmei Li</dc:creator>
              <dc:date>2017-01-10T21:51:00</dc:date>
            </office:change-info>
          </text:UnknownChange>
        </text:changed-region>
        <text:changed-region xml:id="ct137111504" text:id="ct137111504">
          <text:insertion>
            <office:change-info>
              <dc:creator>Hongmei Li</dc:creator>
              <dc:date>2017-01-10T22:45:00</dc:date>
            </office:change-info>
          </text:insertion>
        </text:changed-region>
        <text:changed-region xml:id="ct145089120" text:id="ct145089120">
          <text:UnknownChange>
            <office:change-info>
              <dc:creator>Hongmei Li</dc:creator>
              <dc:date>2017-01-10T21:51:00</dc:date>
            </office:change-info>
          </text:UnknownChange>
        </text:changed-region>
        <text:changed-region xml:id="ct53981920" text:id="ct53981920">
          <text:insertion>
            <office:change-info>
              <dc:creator>Hongmei Li</dc:creator>
              <dc:date>2017-01-10T22:48:00</dc:date>
            </office:change-info>
          </text:insertion>
        </text:changed-region>
        <text:changed-region xml:id="ct53981696" text:id="ct53981696">
          <text:UnknownChange>
            <office:change-info>
              <dc:creator>Hongmei Li</dc:creator>
              <dc:date>2017-01-10T21:51:00</dc:date>
            </office:change-info>
          </text:UnknownChange>
        </text:changed-region>
        <text:changed-region xml:id="ct53979856" text:id="ct53979856">
          <text:insertion>
            <office:change-info>
              <dc:creator>Hongmei Li</dc:creator>
              <dc:date>2017-01-10T22:41:00</dc:date>
            </office:change-info>
          </text:insertion>
        </text:changed-region>
        <text:changed-region xml:id="ct53979632" text:id="ct53979632">
          <text:UnknownChange>
            <office:change-info>
              <dc:creator>Hongmei Li</dc:creator>
              <dc:date>2017-01-10T21:51:00</dc:date>
            </office:change-info>
          </text:UnknownChange>
        </text:changed-region>
        <text:changed-region xml:id="ct131554192" text:id="ct131554192">
          <text:insertion>
            <office:change-info>
              <dc:creator>Hongmei Li</dc:creator>
              <dc:date>2017-01-10T22:46:00</dc:date>
            </office:change-info>
          </text:insertion>
        </text:changed-region>
        <text:changed-region xml:id="ct131553968" text:id="ct131553968">
          <text:UnknownChange>
            <office:change-info>
              <dc:creator>Hongmei Li</dc:creator>
              <dc:date>2017-01-10T21:51:00</dc:date>
            </office:change-info>
          </text:UnknownChange>
        </text:changed-region>
        <text:changed-region xml:id="ct131552288" text:id="ct131552288">
          <text:insertion>
            <office:change-info>
              <dc:creator>Hongmei Li</dc:creator>
              <dc:date>2017-01-10T22:49:00</dc:date>
            </office:change-info>
          </text:insertion>
        </text:changed-region>
        <text:changed-region xml:id="ct131554416" text:id="ct131554416">
          <text:UnknownChange>
            <office:change-info>
              <dc:creator>Hongmei Li</dc:creator>
              <dc:date>2017-01-10T21:51:00</dc:date>
            </office:change-info>
          </text:UnknownChange>
        </text:changed-region>
        <text:changed-region xml:id="ct106261072" text:id="ct106261072">
          <text:insertion>
            <office:change-info>
              <dc:creator>Hongmei Li</dc:creator>
              <dc:date>2017-01-10T22:43:00</dc:date>
            </office:change-info>
          </text:insertion>
        </text:changed-region>
        <text:changed-region xml:id="ct106260848" text:id="ct106260848">
          <text:UnknownChange>
            <office:change-info>
              <dc:creator>Hongmei Li</dc:creator>
              <dc:date>2017-01-10T21:51:00</dc:date>
            </office:change-info>
          </text:UnknownChange>
        </text:changed-region>
        <text:changed-region xml:id="ct131553504" text:id="ct131553504">
          <text:insertion>
            <office:change-info>
              <dc:creator>Hongmei Li</dc:creator>
              <dc:date>2017-01-10T22:41:00</dc:date>
            </office:change-info>
          </text:insertion>
        </text:changed-region>
        <text:changed-region xml:id="ct131553280" text:id="ct131553280">
          <text:UnknownChange>
            <office:change-info>
              <dc:creator>Hongmei Li</dc:creator>
              <dc:date>2017-01-10T21:51:00</dc:date>
            </office:change-info>
          </text:UnknownChange>
        </text:changed-region>
        <text:changed-region xml:id="ct129513120" text:id="ct129513120">
          <text:insertion>
            <office:change-info>
              <dc:creator>Hongmei Li</dc:creator>
              <dc:date>2017-01-10T22:38:00</dc:date>
            </office:change-info>
          </text:insertion>
        </text:changed-region>
        <text:changed-region xml:id="ct129512896" text:id="ct129512896">
          <text:UnknownChange>
            <office:change-info>
              <dc:creator>Hongmei Li</dc:creator>
              <dc:date>2017-01-10T21:51:00</dc:date>
            </office:change-info>
          </text:UnknownChange>
        </text:changed-region>
        <text:changed-region xml:id="ct129515712" text:id="ct129515712">
          <text:insertion>
            <office:change-info>
              <dc:creator>Hongmei Li</dc:creator>
              <dc:date>2017-01-10T22:30:00</dc:date>
            </office:change-info>
          </text:insertion>
        </text:changed-region>
        <text:changed-region xml:id="ct129515488" text:id="ct129515488">
          <text:UnknownChange>
            <office:change-info>
              <dc:creator>Hongmei Li</dc:creator>
              <dc:date>2017-01-10T21:51:00</dc:date>
            </office:change-info>
          </text:UnknownChange>
        </text:changed-region>
        <text:changed-region xml:id="ct129515248" text:id="ct129515248">
          <text:insertion>
            <office:change-info>
              <dc:creator>Hongmei Li</dc:creator>
              <dc:date>2017-01-10T23:07:00</dc:date>
            </office:change-info>
          </text:insertion>
        </text:changed-region>
        <text:changed-region xml:id="ct135190288" text:id="ct135190288">
          <text:deletion>
            <office:change-info>
              <dc:creator>Hongmei Li</dc:creator>
              <dc:date>2017-01-10T22:30:00</dc:date>
            </office:change-info>
            <text:p text:style-name="P3"><text:span text:style-name="T1">; and enhanced at 40-50°S by increased phytoplankton growth rate due to temperature increase.</text:span></text:p>
          </text:deletion>
        </text:changed-region>
        <text:changed-region xml:id="ct139482144" text:id="ct139482144">
          <text:deletion>
            <office:change-info>
              <dc:creator>Hongmei Li</dc:creator>
              <dc:date>2017-01-10T21:51:00</dc:date>
            </office:change-info>
            <text:p text:style-name="P3"><text:span text:style-name="T1"/></text:p>
            <text:p text:style-name="P3"><text:span text:style-name="T1">We conclude that large ensemble simulations are able to reproduce decadal trends of carbon sink variability of the Southern Ocean. <text:s/></text:span></text:p>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GU2017 Abstract Aaron Spring</text:span><text:change text:change-id="ct114442928"/></text:p>
      <text:p text:style-name="P3"><text:span text:style-name="T3">The role of internal variability for decadal carbon uptake anomalies in the Southern Ocean</text:span></text:p>
      <text:p text:style-name="P3"><text:span text:style-name="T1">Aaron Spring, Hongmei Li, Tatiana Ilyina</text:span></text:p>
      <text:p text:style-name="P3"><text:span text:style-name="T1">Max Planck Institute for Meteorology, Bundesstraße 53, 20146 Hamburg, Germany</text:span></text:p>
      <text:p text:style-name="P6"/>
      <text:p text:style-name="P3"><text:span text:style-name="T1">The Southern Ocean is a major sink for anthropogenic CO</text:span><text:span text:style-name="T4">2</text:span><text:span text:style-name="T1"> emissions and hence it plays an essential role in modulating global carbon cycle and climate change. Previous studies based on observations (e.g., Landschützer et al. 2015) show pronounced decadal variations of carbon uptake in the Southern Ocean in recent decades and </text:span><text:change text:change-id="ct106012768"/><text:span text:style-name="T1">this variability is largely driven by internal climate variability.</text:span><text:change text:change-id="ct117715664"/><text:span text:style-name="T1"> However, due to limited ensemble size of simulations, the variability of this important ocean sink is still poorly assessed by the state-of-the-art earth system models (ESMs). </text:span></text:p>
      <text:p text:style-name="P3"><text:span text:style-name="T1">To assess the internal variability of carbon sink in the Southern Ocean, we use </text:span><text:change text:change-id="ct159919568"/><text:span text:style-name="T1">a large ensemble of 100 member simulations based on the Max Planck Institute-ESM (MPI-ESM). The large ensemble of simulations is generated via perturbed initial conditions in the ocean and atmosphere. Each ensemble member includes a historical simulation from 1850 to 2005 with an extension until 2100 under Representative Concentration Pathway (RCP) 4.5 future projections. Here we use model simulations from 1980-2015 to compare with available observation-based dataset. </text:span></text:p>
      <text:p text:style-name="P3"><text:change text:change-id="ct151858320"/><text:change text:change-id="ct134847712"/><text:change text:change-id="ct127921488"/><text:change text:change-id="ct140387536"/><text:change text:change-id="ct131216128"/><text:change text:change-id="ct152100240"/><text:change text:change-id="ct114678400"/><text:change-start text:change-id="ct130383648"/><text:span text:style-name="T1">We found several</text:span><text:change text:change-id="ct162071072"/><text:span text:style-name="T1"> individual ensemble members</text:span><text:change-end text:change-id="ct130383648"/><text:change-start text:change-id="ct105900976"/><text:change-start text:change-id="ct140735440"/><text:span text:style-name="T1"> </text:span><text:change-end text:change-id="ct105900976"/><text:change-end text:change-id="ct140735440"/><text:change text:change-id="ct139041056"/><text:change-start text:change-id="ct139977712"/><text:span text:style-name="T1">that show</text:span><text:change-end text:change-id="ct139977712"/><text:change-start text:change-id="ct162850672"/><text:span text:style-name="T1">ing</text:span><text:change-end text:change-id="ct162850672"/><text:change-start text:change-id="ct164326736"/><text:span text:style-name="T1"> decadal </text:span><text:change-end text:change-id="ct164326736"/><text:change text:change-id="ct152099600"/><text:change-start text:change-id="ct131915136"/><text:change-end text:change-id="ct131915136"/><text:change-start text:change-id="ct141044368"/><text:change-start text:change-id="ct141267184"/><text:span text:style-name="T1">decreasing</text:span><text:change-end text:change-id="ct141044368"/><text:change-end text:change-id="ct141267184"/><text:change text:change-id="ct99470336"/><text:change-start text:change-id="ct99470112"/><text:span text:style-name="T1"> trends in the carbon sink</text:span><text:change-end text:change-id="ct99470112"/><text:change-start text:change-id="ct140677136"/><text:change-start text:change-id="ct116730096"/><text:span text:style-name="T1">, which are</text:span><text:change-end text:change-id="ct140677136"/><text:span text:style-name="T1"> </text:span><text:change-end text:change-id="ct116730096"/><text:change-start text:change-id="ct116734160"/><text:change-start text:change-id="ct140678800"/><text:span text:style-name="T1">similar to the trend shown in</text:span><text:change-end text:change-id="ct116734160"/><text:change-end text:change-id="ct140678800"/><text:change text:change-id="ct116735056"/><text:change-start text:change-id="ct116736752"/><text:span text:style-name="T1"> observations. </text:span><text:change-end text:change-id="ct116736752"/><text:change-start text:change-id="ct98721696"/><text:change-start text:change-id="ct98723984"/><text:span text:style-name="T1">This result suggests that MPI-ESM large ensemble simulations are able to reproduce decadal variation of carbon sink in the Southern Ocean. </text:span><text:change-end text:change-id="ct98721696"/><text:change-end text:change-id="ct98723984"/><text:change-start text:change-id="ct116689440"/><text:change-start text:change-id="ct116689216"/><text:span text:style-name="T1">Moreover, the </text:span><text:change-end text:change-id="ct116689440"/><text:change-end text:change-id="ct116689216"/><text:change-start text:change-id="ct116690512"/><text:change-start text:change-id="ct116691808"/><text:span text:style-name="T1">decreasing</text:span><text:change-end text:change-id="ct116690512"/><text:change-end text:change-id="ct116691808"/><text:change-start text:change-id="ct127646368"/><text:change-start text:change-id="ct116691408"/><text:span text:style-name="T1"> trends </text:span><text:change-end text:change-id="ct127646368"/><text:change-end text:change-id="ct116691408"/><text:change-start text:change-id="ct127648960"/><text:change-start text:change-id="ct127647264"/><text:span text:style-name="T1">of Southern Ocean carbon sink </text:span><text:change-end text:change-id="ct127648960"/><text:change-end text:change-id="ct127647264"/><text:change-start text:change-id="ct127648496"/><text:change-start text:change-id="ct127648272"/><text:span text:style-name="T1">in MPI-ESM </text:span><text:change-end text:change-id="ct127648496"/><text:change-end text:change-id="ct127648272"/><text:change-start text:change-id="ct98723520"/><text:change-start text:change-id="ct98723296"/><text:span text:style-name="T1">are </text:span><text:change-end text:change-id="ct98723520"/><text:change-end text:change-id="ct98723296"/><text:change-start text:change-id="ct135371856"/><text:change-start text:change-id="ct135373840"/><text:span text:style-name="T1">mainly contributed by region</text:span><text:change-end text:change-id="ct135371856"/><text:change-end text:change-id="ct135373840"/><text:change-start text:change-id="ct135373072"/><text:change-start text:change-id="ct135372848"/><text:span text:style-name="T1"> </text:span><text:change-end text:change-id="ct135373072"/><text:change-end text:change-id="ct135372848"/><text:change-start text:change-id="ct127171104"/><text:change-start text:change-id="ct127173392"/><text:span text:style-name="T1">between</text:span><text:change-end text:change-id="ct127171104"/><text:change-end text:change-id="ct127173392"/><text:change-start text:change-id="ct139971168"/><text:change-start text:change-id="ct139970944"/><text:span text:style-name="T1"> 50-60</text:span><text:change-end text:change-id="ct139971168"/><text:change-end text:change-id="ct139970944"/><text:change-start text:change-id="ct139972240"/><text:change-start text:change-id="ct139973536"/><text:span text:style-name="T1">°</text:span><text:change-end text:change-id="ct139972240"/><text:change-end text:change-id="ct139973536"/><text:change-start text:change-id="ct134662448"/><text:change-start text:change-id="ct139973136"/><text:span text:style-name="T1">S. </text:span><text:change-end text:change-id="ct134662448"/><text:change-end text:change-id="ct139973136"/><text:change-start text:change-id="ct134665040"/><text:change-start text:change-id="ct134663344"/><text:span text:style-name="T1">To understand</text:span><text:change-end text:change-id="ct134665040"/><text:change-end text:change-id="ct134663344"/><text:change-start text:change-id="ct134664640"/><text:change-start text:change-id="ct134664352"/><text:span text:style-name="T1"> the internal variability of the air-sea carbon fluxes in the Southern Ocean, we </text:span><text:change-end text:change-id="ct134664640"/><text:change-end text:change-id="ct134664352"/><text:change-start text:change-id="ct127172928"/><text:change-start text:change-id="ct127172704"/><text:span text:style-name="T1">further </text:span><text:change-end text:change-id="ct127172928"/><text:change-end text:change-id="ct127172704"/><text:change-start text:change-id="ct145031888"/><text:change-start text:change-id="ct145033872"/><text:span text:style-name="T1">investigate</text:span><text:change-end text:change-id="ct145031888"/><text:change-end text:change-id="ct145033872"/><text:change-start text:change-id="ct145033104"/><text:change-start text:change-id="ct145032880"/><text:span text:style-name="T1"> the variability of</text:span><text:change-end text:change-id="ct145033104"/><text:change-end text:change-id="ct145032880"/><text:change-start text:change-id="ct119077760"/><text:change-start text:change-id="ct119077536"/><text:span text:style-name="T1"> underlying processes</text:span><text:change-end text:change-id="ct119077760"/><text:change-end text:change-id="ct119077536"/><text:change-start text:change-id="ct114330272"/><text:change-start text:change-id="ct119075856"/><text:span text:style-name="T1">, such as </text:span><text:change-end text:change-id="ct114330272"/><text:change-end text:change-id="ct119075856"/><text:change-start text:change-id="ct114332864"/><text:change-start text:change-id="ct114331168"/><text:span text:style-name="T1">physi</text:span><text:change-end text:change-id="ct114332864"/><text:change-end text:change-id="ct114331168"/><text:change-start text:change-id="ct114332464"/><text:change-start text:change-id="ct114332176"/><text:span text:style-name="T1">c</text:span><text:change-end text:change-id="ct114332464"/><text:change-end text:change-id="ct114332176"/><text:change-start text:change-id="ct119077072"/><text:change-start text:change-id="ct119076848"/><text:span text:style-name="T1">al climate variab</text:span><text:change-end text:change-id="ct119077072"/><text:change-end text:change-id="ct119076848"/><text:change-start text:change-id="ct99235024"/><text:change-start text:change-id="ct99234800"/><text:span text:style-name="T1">i</text:span><text:change-end text:change-id="ct99235024"/><text:change-end text:change-id="ct99234800"/><text:change-start text:change-id="ct131347344"/><text:change-start text:change-id="ct131347120"/><text:span text:style-name="T1">lity </text:span><text:change-end text:change-id="ct131347344"/><text:change-end text:change-id="ct131347120"/><text:change-start text:change-id="ct131349936"/><text:change-start text:change-id="ct131349712"/><text:span text:style-name="T1">and ocean biological </text:span><text:change-end text:change-id="ct131349936"/><text:change-end text:change-id="ct131349712"/><text:change-start text:change-id="ct131349248"/><text:change-start text:change-id="ct131349024"/><text:span text:style-name="T1">processes</text:span><text:change-end text:change-id="ct131349248"/><text:change-end text:change-id="ct131349024"/><text:change-start text:change-id="ct99234336"/><text:change-start text:change-id="ct99234112"/><text:span text:style-name="T1">. </text:span><text:change-end text:change-id="ct99234336"/><text:change-end text:change-id="ct99234112"/><text:change-start text:change-id="ct135191120"/><text:change-start text:change-id="ct141426032"/><text:span text:style-name="T1">Our </text:span><text:change-end text:change-id="ct135191120"/><text:change-end text:change-id="ct141426032"/><text:change text:change-id="ct135424096"/><text:change-start text:change-id="ct151165488"/><text:span text:style-name="T1">results indicate two main drivers for th</text:span><text:change-end text:change-id="ct151165488"/><text:change-start text:change-id="ct135426224"/><text:change-start text:change-id="ct135426000"/><text:span text:style-name="T1">e decadal decreasing trend of</text:span><text:change-end text:change-id="ct135426224"/><text:change-end text:change-id="ct135426000"/><text:change text:change-id="ct140732112"/><text:change-start text:change-id="ct140731888"/><text:change-end text:change-id="ct140731888"/><text:change text:change-id="ct141238528"/><text:change-start text:change-id="ct140730208"/><text:span text:style-name="T1"> carbon</text:span><text:change-end text:change-id="ct140730208"/><text:change text:change-id="ct141240128"/><text:change-start text:change-id="ct141241424"/><text:change-end text:change-id="ct141241424"/><text:change-start text:change-id="ct134296368"/><text:change-start text:change-id="ct134296144"/><text:span text:style-name="T1"> sink</text:span><text:change-end text:change-id="ct134296368"/><text:change-end text:change-id="ct134296144"/><text:change text:change-id="ct134298960"/><text:change-start text:change-id="ct134298736"/><text:span text:style-name="T1">: i) Intensified winds enhance upwelling of old carbon-rich waters</text:span><text:change-end text:change-id="ct134298736"/><text:change-start text:change-id="ct140731120"/><text:change-start text:change-id="ct140730896"/><text:span text:style-name="T1">, this leads to </text:span><text:change-end text:change-id="ct140731120"/><text:change-end text:change-id="ct140730896"/><text:change-start text:change-id="ct134862256"/><text:change-start text:change-id="ct134862032"/><text:span text:style-name="T1">increase</text:span><text:change-end text:change-id="ct134862256"/><text:change-end text:change-id="ct134862032"/><text:change-start text:change-id="ct134641664"/><text:change-start text:change-id="ct134860352"/><text:span text:style-name="T1"> of</text:span><text:change-end text:change-id="ct134641664"/><text:change-end text:change-id="ct134860352"/><text:change-start text:change-id="ct134644256"/><text:change-start text:change-id="ct134642560"/><text:span text:style-name="T1"> the ocean surface</text:span><text:change-end text:change-id="ct134644256"/><text:change-end text:change-id="ct134642560"/><text:change-start text:change-id="ct134643568"/><text:change-start text:change-id="ct134644544"/><text:span text:style-name="T1"> pCO</text:span><text:change-end text:change-id="ct134643568"/><text:change-end text:change-id="ct134644544"/><text:change-start text:change-id="ct134861680"/><text:change-start text:change-id="ct134861040"/><text:span text:style-name="T4">2</text:span><text:change-end text:change-id="ct134861680"/><text:change-end text:change-id="ct134861040"/><text:change-start text:change-id="ct139480320"/><text:change-start text:change-id="ct134861328"/><text:span text:style-name="T1">;</text:span><text:change-end text:change-id="ct139480320"/><text:change-end text:change-id="ct134861328"/><text:change text:change-id="ct139481312"/><text:change-start text:change-id="ct139218640"/><text:span text:style-name="T1"> ii) Primary production is reduced </text:span><text:change-end text:change-id="ct139218640"/><text:change-start text:change-id="ct139219744"/><text:change-start text:change-id="ct139219520"/><text:span text:style-name="T1">in area from</text:span><text:change-end text:change-id="ct139219744"/><text:change-end text:change-id="ct139219520"/><text:change text:change-id="ct139221104"/><text:change-start text:change-id="ct139220880"/><text:span text:style-name="T1"> 50-60°S, probably induced by reduced euphotic water column stability</text:span><text:change-end text:change-id="ct139220880"/><text:change-start text:change-id="ct141427552"/><text:change-start text:change-id="ct141429584"/><text:span text:style-name="T1">; </text:span><text:change-end text:change-id="ct141427552"/><text:change-end text:change-id="ct141429584"/><text:change-start text:change-id="ct137110144"/><text:change-start text:change-id="ct137109920"/><text:span text:style-name="T1">the</text:span><text:change-end text:change-id="ct137110144"/><text:change-end text:change-id="ct137109920"/><text:change-start text:change-id="ct137112192"/><text:change-start text:change-id="ct137111968"/><text:span text:style-name="T1">refore the </text:span><text:change-end text:change-id="ct137112192"/><text:change-end text:change-id="ct137111968"/><text:change-start text:change-id="ct145087152"/><text:change-start text:change-id="ct145086928"/><text:span text:style-name="T1">biological </text:span><text:change-end text:change-id="ct145087152"/><text:change-end text:change-id="ct145086928"/><text:change-start text:change-id="ct145089872"/><text:change-start text:change-id="ct145089648"/><text:span text:style-name="T1">drawdown of ocean surface pCO</text:span><text:change-end text:change-id="ct145089872"/><text:change-end text:change-id="ct145089648"/><text:change-start text:change-id="ct137110608"/><text:change-start text:change-id="ct145088896"/><text:span text:style-name="T4">2</text:span><text:change-end text:change-id="ct137110608"/><text:change-end text:change-id="ct145088896"/><text:change-start text:change-id="ct137111504"/><text:change-start text:change-id="ct145089120"/><text:span text:style-name="T1"> </text:span><text:change-end text:change-id="ct137111504"/><text:change-end text:change-id="ct145089120"/><text:change-start text:change-id="ct53981920"/><text:change-start text:change-id="ct53981696"/><text:span text:style-name="T1">is weakened accordingly </text:span><text:change-end text:change-id="ct53981920"/><text:change-end text:change-id="ct53981696"/><text:change-start text:change-id="ct53979856"/><text:change-start text:change-id="ct53979632"/><text:span text:style-name="T1">and </text:span><text:change-end text:change-id="ct53979856"/><text:change-end text:change-id="ct53979632"/><text:change-start text:change-id="ct131554192"/><text:change-start text:change-id="ct131553968"/><text:span text:style-name="T1">hence </text:span><text:change-end text:change-id="ct131554192"/><text:change-end text:change-id="ct131553968"/><text:change-start text:change-id="ct131552288"/><text:change-start text:change-id="ct131554416"/><text:span text:style-name="T1">the ocean is </text:span><text:change-end text:change-id="ct131552288"/><text:change-end text:change-id="ct131554416"/><text:change-start text:change-id="ct106261072"/><text:change-start text:change-id="ct106260848"/><text:span text:style-name="T1">in </text:span><text:change-end text:change-id="ct106261072"/><text:change-end text:change-id="ct106260848"/><text:change-start text:change-id="ct131553504"/><text:change-start text:change-id="ct131553280"/><text:span text:style-name="T1">favor of carbon outgassing</text:span><text:change-end text:change-id="ct131553504"/><text:change-end text:change-id="ct131553280"/><text:change-start text:change-id="ct129513120"/><text:change-start text:change-id="ct129512896"/><text:span text:style-name="T1">.</text:span><text:change-end text:change-id="ct129513120"/><text:change-end text:change-id="ct129512896"/><text:change-start text:change-id="ct129515712"/><text:change-start text:change-id="ct129515488"/><text:span text:style-name="T1"> </text:span><text:change-end text:change-id="ct129515712"/><text:change-end text:change-id="ct129515488"/><text:change-start text:change-id="ct129515248"/></text:p>
      <text:p text:style-name="P3"><text:soft-page-break/><text:span text:style-name="T1">Landschützer, et al. (2015): The reinvigoration of the Southern Ocean carbon sink, Science, 349, 1221-1224. </text:span><text:change-end text:change-id="ct129515248"/><text:change text:change-id="ct135190288"/><text:change text:change-id="ct1394821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ngmei Li</meta:initial-creator>
    <meta:editing-cycles>26</meta:editing-cycles>
    <meta:print-date>2017-01-10T15:33:00</meta:print-date>
    <meta:creation-date>2017-01-10T14:35:00</meta:creation-date>
    <dc:date>2017-01-11T10:04:07.087444158</dc:date>
    <meta:editing-duration>PT2H22M38S</meta:editing-duration>
    <meta:generator>LibreOffice/5.1.5.2$Linux_X86_64 LibreOffice_project/7a864d8825610a8c07cfc3bc01dd4fce6a9447e5</meta:generator>
    <meta:document-statistic meta:table-count="0" meta:image-count="0" meta:object-count="0" meta:page-count="2" meta:paragraph-count="8" meta:word-count="380" meta:character-count="2565" meta:non-whitespace-character-count="2189"/>
    <meta:user-defined meta:name="AppVersion">14.0000</meta:user-defined>
    <meta:user-defined meta:name="Company">Max Planck Institute for Meteorology, Ham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